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F2" style:family="table-cell">
      <style:table-cell-properties style:vertical-align="middle" fo:background-color="#99cc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76fce1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7">Confezionament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20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5]&gt;</text:placeholder></text:p>
          </table:table-cell>
          <table:table-cell table:style-name="Tabella2.C4" office:value-type="string">
            <text:p text:style-name="P9"><text:placeholder text:placeholder-type="text">&lt;partner[7]&gt;</text:placeholder></text:p>
            <text:p text:style-name="P10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9"><text:placeholder text:placeholder-type="text">&lt;partner[8]&gt;</text:placeholder></text:p>
            <text:p text:style-name="P10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9"><text:placeholder text:placeholder-type="text">&lt;partner[9]&gt;</text:placeholder></text:p>
            <text:p text:style-name="P10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9"><text:placeholder text:placeholder-type="text">&lt;partner[10]&gt;</text:placeholder></text:p>
            <text:p text:style-name="P10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1.349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1T11:53:08.316916442</dc:date>
    <meta:editing-duration>P1DT22H32M17S</meta:editing-duration>
    <meta:editing-cycles>349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60" meta:non-whitespace-character-count="512"/>
    <meta:user-defined meta:name="Info 1"/>
    <meta:user-defined meta:name="Info 2"/>
    <meta:user-defined meta:name="Info 3"/>
    <meta:user-defined meta:name="Info 4"/>
  </office:meta>
</office:document-meta>
</file>